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7">
      <style:paragraph-properties fo:margin-top="0cm" fo:margin-bottom="0cm"/>
    </style:style>
    <style:style style:name="P5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7" style:family="paragraph" style:parent-style-name="Text_20_body" style:list-style-name="L20">
      <style:paragraph-properties fo:margin-left="0cm" fo:margin-right="0cm" fo:margin-top="0cm" fo:margin-bottom="0cm" fo:text-indent="0cm" style:auto-text-indent="false"/>
    </style:style>
    <style:style style:name="P8" style:family="paragraph" style:parent-style-name="Text_20_body" style:list-style-name="L21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 style:list-style-name="L22">
      <style:paragraph-properties fo:margin-left="0cm" fo:margin-right="0cm" fo:margin-top="0cm" fo:margin-bottom="0cm" fo:text-indent="0cm" style:auto-text-indent="false"/>
    </style:style>
    <style:style style:name="P10" style:family="paragraph" style:parent-style-name="Text_20_body" style:list-style-name="L23">
      <style:paragraph-properties fo:margin-left="0cm" fo:margin-right="0cm" fo:margin-top="0cm" fo:margin-bottom="0cm" fo:text-indent="0cm" style:auto-text-indent="false"/>
    </style:style>
    <style:style style:name="P11" style:family="paragraph" style:parent-style-name="Text_20_body" style:list-style-name="L24">
      <style:paragraph-properties fo:margin-left="0cm" fo:margin-right="0cm" fo:margin-top="0cm" fo:margin-bottom="0cm" fo:text-indent="0cm" style:auto-text-indent="false"/>
    </style:style>
    <style:style style:name="P12" style:family="paragraph" style:parent-style-name="Text_20_body" style:list-style-name="L25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Text_20_body" style:list-style-name="L26">
      <style:paragraph-properties fo:margin-left="0cm" fo:margin-right="0cm" fo:margin-top="0cm" fo:margin-bottom="0cm" fo:text-indent="0cm" style:auto-text-indent="false"/>
    </style:style>
    <style:style style:name="P14" style:family="paragraph" style:parent-style-name="Text_20_body" style:list-style-name="L27">
      <style:paragraph-properties fo:margin-left="0cm" fo:margin-right="0cm" fo:margin-top="0cm" fo:margin-bottom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</style:style>
    <style:style style:name="P17" style:family="paragraph" style:parent-style-name="Standard" style:list-style-name="L2">
      <style:paragraph-properties fo:margin-left="0cm" fo:margin-right="0cm" fo:text-indent="0cm" style:auto-text-indent="false"/>
    </style:style>
    <style:style style:name="P18" style:family="paragraph" style:parent-style-name="Standard" style:list-style-name="L3">
      <style:paragraph-properties fo:margin-left="0cm" fo:margin-right="0cm" fo:text-indent="0cm" style:auto-text-indent="false"/>
    </style:style>
    <style:style style:name="P19" style:family="paragraph" style:parent-style-name="Standard" style:list-style-name="L5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1.251cm" fo:margin-right="0cm" fo:text-indent="0cm" style:auto-text-indent="false"/>
    </style:style>
    <text:list-style style:name="L1">
      <text:list-level-style-number text:level="1" text:style-name="Numbering_20_Symbols" style:num-prefix="(" style:num-suffix=")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prefix="(" style:num-suffix=")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prefix="(" style:num-suffix=")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prefix="(" style:num-suffix=")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prefix="(" style:num-suffix=")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prefix="(" style:num-suffix=")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prefix="(" style:num-suffix=")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prefix="(" style:num-suffix=")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(" style:num-suffix=")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prefix="(" style:num-suffix=")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1) <text:tab/>Millenium MPS-425 E-Drum Mesh Set (E-Drum Set)</text:p>
      <text:p text:style-name="Standard"/>
      <text:p text:style-name="P1">E-Drum Set mit Stereo Mesh Snare Pad, Modul mit 380 Sounds, 25 Presets, 5 User-Sets und 82 voreingestellte Play-along Songs, Mono Bass Pas, Stereo MeshSnare Pad, 3x Tom Pads, 1x Crash Pad, 1x Rice Pad mit Abstoppfunktion, Hi-Hat-Pad inkl. Rack, Fußmaschine und Hi-Hat Controller</text:p>
      <text:p text:style-name="P1"/>
      <text:p text:style-name="P2">(2) <text:tab/>Thomann Orchester Notenpult (Notenpult)</text:p>
      <text:p text:style-name="P2"/>
      <text:p text:style-name="P1">Orchester Notenpult mit pulverbeschichteten und gelochter Notenpultplatte aus Stahl, Verbindungsstücke aus Kunststoff, Notenauflage: 48x33cm, Höhe: 60x120cm, Gesamthöhe:max.143cm, Gewicht: 2,8kg</text:p>
      <text:p text:style-name="P1"/>
      <text:p text:style-name="P2">(3) <text:tab/>Yamaha YAS-280 (Alt-Saxophon)</text:p>
      <text:p text:style-name="P2"/>
      <text:p text:style-name="P1">Alt-Saxophon, Schülermodell, verbesserte S-Bogen Aufnahme und verbesserte Tief H/Cis Verbindung, Hoch-Fis Klappe, Wippe, Korpus und Klappen aus Messing (Goldlack), verstellbarer Daumenhalter, inkl. Yamaha Mundstück, Koffer mit Gurten</text:p>
      <text:p text:style-name="P1"/>
      <text:p text:style-name="P2">(4)<text:tab/> Terre Handpan Cosmic F Akebono (Handpan)</text:p>
      <text:p text:style-name="P2"/>
      <text:p text:style-name="P1">Handpan, F Akebono Stimmung, 8 Töne (F3-B3-C4-C#4-F4-F#4-B4-C5), Höhe: ca.25cm, Durchmesser: ca. 60cm, Gewicht: 5,2kg, inkl. Tasche</text:p>
      <text:p text:style-name="P1"/>
      <text:p text:style-name="P2">(5) <text:tab/>Cherub WST-910 Universal Tuner (Stimmgerät)</text:p>
      <text:p text:style-name="P2"/>
      <text:p text:style-name="P1">Chromatisches Stimmgerät mit digitaler und analoger Nadelanzeige, beleuchtetes Display, Kammerton kalibrierbar von 400Hz – 499Hz in 1Hz Schritten, Transponierfunktion für C, F, Bb und Eb Instrumente, eingebauter Tongenerator, 11 verschiedene Stimmmodi, MaßeHBT: 116x78x27mm, Gewicht: 170g, erfordert 2x AAA Batterien oder GV Netzteil</text:p>
      <text:p text:style-name="P1"/>
      <text:p text:style-name="P2">(6) <text:tab/>Yamaha C40 (Akustik Gitarre)</text:p>
      <text:p text:style-name="P2"/>
      <text:p text:style-name="P1">4/4 Konzertgitarre, Einsteigermodell von Yamaha, Fichtendecke, Boden und Zargen aus Meranti, Natohals, Griffbrett aus Palisander, Sattelbreite: 52mm, Farbe: Natur, inkl. Tasche und Ersatzsaiten</text:p>
      <text:p text:style-name="P1"/>
      <text:p text:style-name="P2">(7)<text:tab/> Kawai CN-27 SB Set (Digital Piano)</text:p>
      <text:p text:style-name="P2"/>
      <text:p text:style-name="P1">Digital Piano mit Bluetooth MIDI Technik, 88 gewichtete Tasten mit Responsie Hammer Compact Action Tastatur, 8+11 Sounds, 192-stimmige Polyphonie, 12 Demo-Songs, Lernfunktion, Dual- und SplitMode, Metronom, interner Recorder, 2x 7W Lautsprecher, MIDI I/O, Farbe: Schwarz, inkl. Sustainpedal, Notenablage und Netzteil</text:p>
      <text:p text:style-name="P1"/>
      <text:p text:style-name="P2">(8)<text:tab/> Yamaha PSR-E363 Set (Keyboard)</text:p>
      <text:p text:style-name="P2"/>
      <text:p text:style-name="P1">Keyboard mit Anschlagsdynamik, 61 Tasten, 574 Sounds, 18 Drum/SFY Kits, 339 XG Lite, 20 Arpeggio, 165 Styles, 154 interne Songs, 48-stimmige Polyphonie, 2-Spur Sequenzer, Reverb, Chorus, Master EQ, Harmony, 2x 2,5W Lautsprecher, USB, Set inkl. Keyboardständer und Kopfhörer</text:p>
      <text:p text:style-name="P1"/>
      <text:p text:style-name="P1"/>
      <text:p text:style-name="P2"><text:soft-page-break/>(9) <text:tab/>Native Instruments Komplete 11 (Software)</text:p>
      <text:p text:style-name="P2"/>
      <text:p text:style-name="P1">Paket aus Software-Instrumenten und Sample-Libraries von Native Instruments, insgesamt 45 Instrumente und Effekte, über 13000 Sounds und 122 Gbyte Samples, PlugIn-Format: VST, AU, Aax und Stand-Alone, Lieferung auf USB-Festplatte, benötigt 10GB freien Speicher(122GB bei kompletter Installation)</text:p>
      <text:p text:style-name="P1"/>
      <text:p text:style-name="P2">(10) <text:tab/>Neumann TLM 102 Studio Set (Mikrofon)</text:p>
      <text:p text:style-name="P2"/>
      <text:p text:style-name="P1">Großmembran Kondensator Mikrofon, Neumann-Qualität, Frequenzbereich: 20Hz – 20kHz, Impendanz: 50 Ohm, max. SPL: 144dB, 48V Phantomspeisung, Gewicht: 210g, Farbe: Nickel, Studio-Set inkl. Elastischer Aufhängung</text:p>
      <text:p text:style-name="P1"/>
      <text:p text:style-name="P2">(11)<text:tab/> Ibanez SR300E-IPT (E-Bass)</text:p>
      <text:p text:style-name="P2"/>
      <text:p text:style-name="P1">E-Bass, SR Series – Standard Model, Korpus: Mahagoni, Hals: SR4 5-teilig.Ahorn/Walnuss, Griffbrett: Jatoba, Pickups: PowerSpan Dual Coil (HH), Elektronik: Ibanez Custom Electronics 3-band EQ, Bridge: Accu-Cast B120, Farbe und Finish: Iron Pewter, Gloss</text:p>
      <text:p text:style-name="P1"/>
      <text:p text:style-name="P2">(12)<text:tab/> Roth &amp; Junius RJVE 4/4 Advanced Violinset (Geige)</text:p>
      <text:p text:style-name="P2"/>
      <text:p text:style-name="P1">4/4 Violine, massive Fichtendecke und Ahornboden, Hals und Zargen aus Ahorn, lecht geflammter Boden, Hals und Zargen, Ebenholzgriffbrett, Feinstimmsaitenhalter, Besaitung: Pirastro Tonica, Set inkl. Etui, Kolofon, Bogen und Bellacura Pflegeset mit Mikrofasertuch und 20ml Bellacura</text:p>
      <text:p text:style-name="P1"/>
      <text:p text:style-name="P2">(13)<text:tab/> Henle Verlag Chopin Nocturnes (Noten Klavier)</text:p>
      <text:p text:style-name="P2"/>
      <text:p text:style-name="P1">Noten für Klavier solo, Format: A4, Inhalt: alle Nocturnes von Frederic Chopin, Schwierigkeit: Schwer, Stil: Klassik</text:p>
      <text:p text:style-name="P1"/>
      <text:list xml:id="list4186976045203015663" text:style-name="L1">
        <text:list-item>
          <text:p text:style-name="P16">Schott H.-G. Heumann Piano Kids 1 (Noten Klavier)</text:p>
        </text:list-item>
      </text:list>
      <text:p text:style-name="P2"/>
      <text:p text:style-name="P1">Noten für Klavier solo, perfekt für Kinder und Einsteiger, Inhalt: Ansammlung von vereinfachte Liedern oder einfache Kompositionen, Schwierigkeit: Leicht</text:p>
      <text:p text:style-name="P1"/>
      <text:p text:style-name="P2">(15) <text:tab/>Schott Carl Orff Carmina Burana (Noten Chor)</text:p>
      <text:p text:style-name="P2"/>
      <text:p text:style-name="P1">Noten für gemischten Chor, mit Soli für Sopran, Tenor und Bariton, Text: latein, mittelhochdeutsch bzw. altfranzösisch, Schwierigkeit: mittel, Inhalt: Fortuna Imperatrix Mundi, Primo vere, Uf dem anger, In Taberna, Cour d'amours, Blanziflor et Helena, Fortuna Imperatrix Mundi, Stil: Romantik</text:p>
      <text:p text:style-name="P2"/>
      <text:list xml:id="list6078611686688926750" text:style-name="L2">
        <text:list-item>
          <text:p text:style-name="P17">Helbing Verlag Pop 4 Voices (Songbook für Chor)</text:p>
        </text:list-item>
      </text:list>
      <text:p text:style-name="P2"/>
      <text:p text:style-name="P1">Chornoten für Sopran-, Alt-, Tenor- und Bassstimme, Schwierigkeit: leicht bis mittelschwer, Stil: Rock und Pop, Inhalt: We are the Champions, Que sera, que sera, My way usw.</text:p>
      <text:p text:style-name="P1"/>
      <text:list xml:id="list4875164352286439862" text:style-name="L3">
        <text:list-item>
          <text:p text:style-name="P18">Harley Benton Ukulele UK-11 DW Brown (Ukulele)</text:p>
        </text:list-item>
      </text:list>
      <text:p text:style-name="P2"/>
      <text:p text:style-name="P1">Ukulele mit laminierter Decke, Boden und Zargen aus Linde, Roseacergriffbrett, Länge der Ukulele: 52cm, Mensur: 35cm</text:p>
      <text:list xml:id="list2796946464134506104" text:style-name="L5">
        <text:list-item>
          <text:p text:style-name="P19"><text:soft-page-break/>Superlux R102 (Mikrophon)</text:p>
          <text:p text:style-name="P19"><text:s/></text:p>
        </text:list-item>
      </text:list>
      <text:list xml:id="list4290231176860674196" text:style-name="L7">
        <text:list-header>
          <text:p text:style-name="P4">Bändchenmikrophon mit sehr warmen natürlichen Sound , 8er Charakteristik, Frequenzbereich: 25 - 15000Hz , Sensitivity @ 1PA: -39dBV , Impedanz: 200OHM, max. SPL: 140dB , 48V phantom power nötig , Anschluss: goldbeschichteter XLR Stecker, Abmessungen: 57 x 27 x 195mm , Gewicht: 500g , Farbe: Schwarz, Lieferung inkl. Haltebügel und XLR Kabel mit 90° Stecke </text:p>
        </text:list-header>
      </text:list>
      <text:p text:style-name="P3"/>
      <text:p text:style-name="P3">(19) <text:tab/>Tama Imperialstar Standard – BBOB (Schlagzeug Set) <text:s/></text:p>
      <text:p text:style-name="P3"/>
      <text:p text:style-name="P5">Komplettset Schlagzeug, Kessel aus 8-schichtigem, 7.5m m starkem Pappelholz, folienbezogene Kessel, Black Nickel Kesselhardware, Bass Drum mit Accu-Tune Spannstreifen, Tom Toms mit Omnisphere Haltesystem, Farbe: Blacked Out Black (BBOB)</text:p>
      <text:p text:style-name="P5"/>
      <text:p text:style-name="P6">(20) <text:tab/>Boomwhackers MG-BW Set 1 Move&amp;GrooveBag (Boomwhackers Set)</text:p>
      <text:p text:style-name="P6"/>
      <text:p text:style-name="P5">Boomwhackers-Set mit 25 Röhren, Töne von C' bis H' in Halbtonschritten, Set inklusive 8 Octavator Caps und Tasche</text:p>
      <text:p text:style-name="P5"/>
      <text:list xml:id="list6263807597826044611" text:style-name="L20">
        <text:list-item>
          <text:p text:style-name="P7">Thomann TK10-R EQ Kalimba (Kalimba)</text:p>
        </text:list-item>
      </text:list>
      <text:p text:style-name="P6"/>
      <text:p text:style-name="P5">Kalimba mit Tonabnehmersystem, Töne: E, C, A, F, D, C, E, G, B, D, 10 Zungen aus Mineralstahl, Korpus: Koa, Resonanzloch</text:p>
      <text:p text:style-name="P5"/>
      <text:p text:style-name="P6">(22)<text:tab/>Tibetan Singing Bowl Box Set L (Klangschalen Set)</text:p>
      <text:p text:style-name="P3"/>
      <text:p text:style-name="P5">Tibetische Klangschale mit Gravur, Durchmesser: 10cm, Gewicht: &lt;1000g, Set inklusive Schachtel, Kissen und Schlägel</text:p>
      <text:p text:style-name="P3"/>
      <text:p text:style-name="P3">(23)<text:tab/>Millenium Cajon Box-1 (Cajon)</text:p>
      <text:p text:style-name="P3"/>
      <text:p text:style-name="P5">Cajon mit Natur Ausführung und geschraubter Frontplatte, stabiler Korpus, mit Snare Effekt, Maße: 48.5 x 30 x 31cm, Set inklusive Cajontasche</text:p>
      <text:p text:style-name="P5"/>
      <text:list xml:id="list9194211633536624350" text:style-name="L21">
        <text:list-item>
          <text:p text:style-name="P8">Yamaha YOB-431 Oboe (Oboe)</text:p>
        </text:list-item>
      </text:list>
      <text:p text:style-name="P6"/>
      <text:p text:style-name="P5">Halbautomatische Oboe mit Conservatorium-System, geschlossene Klappen, 3. Oktavklappe, F-Klappe links, Gabel-F-Resonanzklappe, Thriller-Klappen: Cis-Dis, Fis-Gis, As-B, Ais-H, H-Cis, C-D, Grenadill-Korpus, versilberte Neusilber-Klappen, inklusive Etui</text:p>
      <text:p text:style-name="P5"/>
      <text:list xml:id="list8000698480583857084" text:style-name="L22">
        <text:list-item>
          <text:p text:style-name="P9">Thomann 10H Ocarina Tenor (Ocarina)</text:p>
        </text:list-item>
      </text:list>
      <text:p text:style-name="P6"/>
      <text:p text:style-name="P5">10 Loch-Konzertocarina aus Terracotta, Größe: 17cm, Stimmung: G-Dur, für Anfänger und Fortgeschrittene, Tonumfang: 1,5 Oktaven, Farbe: Schwarz-Braun, inklusive 64-seitiger Anleitung(A5 Deutsch/Englisch) und Tasche</text:p>
      <text:p text:style-name="P5"/>
      <text:list xml:id="list4629684605653916257" text:style-name="L23">
        <text:list-item>
          <text:p text:style-name="P10">Leu Verlag D.Stein Modern Drumming 1 Schlagzeugschule (Noten Schlagzeug)</text:p>
        </text:list-item>
      </text:list>
      <text:p text:style-name="P6"/>
      <text:p text:style-name="P5">Schlagzeugschule mit CD zum Mitspielen von Diethard Stein, 1100 Übungen, 8 Play Along-Songs, 5 Solostücke, 175 Seiten, Sprache: deutsch, Inhalt: Grundlagen, Fill Ins uns Licks, Standardrhythmen: Rock, Pop, Hard Rock, Heavy Metal, Jazz, Latin, Fusion, R&amp;B, Jungle, Funk, House, Hip-Hop, Drum'n'Bass</text:p>
      <text:list xml:id="list8692734676673311078" text:style-name="L24">
        <text:list-item>
          <text:p text:style-name="P11"><text:soft-page-break/>Hage Musikverlag Lets' Play Guitar (Noten Gitarre)</text:p>
        </text:list-item>
      </text:list>
      <text:p text:style-name="P6"/>
      <text:p text:style-name="P5">Songbook und Schule für Akustik-/Westerngitarre sowie E-Gitarre geeignet vpn Alexander Espinosa, 40 Gitarrenklassiker in Originaltonart, wichtigsten Techniken, mit Video-DVD, auf der Akkordübungen und Songs erklärt und vorgespielt werden, Sprache: deutsch, Inhalt: z.B. Wonderwall (Oasis), 500 Miles (Traditional), Killing Me Softly (The Fugees) etc.</text:p>
      <text:p text:style-name="P5"/>
      <text:list xml:id="list2641711804813128086" text:style-name="L25">
        <text:list-item>
          <text:p text:style-name="P12">Edition Dux Schule for Ukulele (Noten Ukulele)</text:p>
        </text:list-item>
      </text:list>
      <text:p text:style-name="P6"/>
      <text:p text:style-name="P5">Songbook und Schule für Ukulele von Richard Kleinmayer, für Ukulelen in Stimmung G, C, E, A, 106 Seiten, Sprache: deutsch, Inhalt: Basics zu Haltung, Stimmen der Ukulele sowie Schlag- und Greiftechniken, Chrashkurs in Musiktheorie, inklusive MP3-CD mit drei Versionen der Lieder, Demo, ohne Ukulele und nur Ukulele mit Gesang</text:p>
      <text:p text:style-name="P5"/>
      <text:list xml:id="list4551683442054318555" text:style-name="L26">
        <text:list-item>
          <text:p text:style-name="P13">Bärenreiter Paganini 24 Capricci Violin (Noten Geige)</text:p>
        </text:list-item>
      </text:list>
      <text:p text:style-name="P6"/>
      <text:p text:style-name="P5">Niccolo Paganini, 24 Capricci op.1 und 24 Contradanze Inglesi für Violine Solo, 66 Seiten, Schwieigkeitsgrad: schwer, Sprache: deutsch und englisch, Stil: Klassik</text:p>
      <text:p text:style-name="P5"/>
      <text:list xml:id="list1491086811260282620" text:style-name="L27">
        <text:list-item>
          <text:p text:style-name="P14">Hal Leonard Scores Queen Best of (Partitur)</text:p>
        </text:list-item>
      </text:list>
      <text:p text:style-name="P6"/>
      <text:p text:style-name="P5">Notenbuch arrangiert für Gitarre, Bass, Schlagzeug, Keyboard und Gesang, Schwierigkeit: mittel, Inhalt: Bohemian Rhapsody, I Want It All, We Are The Champions, We Will Rock You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le Weck</meta:initial-creator>
    <meta:creation-date>2018-05-14T08:42:40.07</meta:creation-date>
    <dc:date>2018-05-29T18:58:34.25</dc:date>
    <dc:creator>Michelle Weck</dc:creator>
    <meta:editing-duration>P2DT7H10M7S</meta:editing-duration>
    <meta:editing-cycles>16</meta:editing-cycles>
    <meta:generator>OpenOffice/4.1.4$Win32 OpenOffice.org_project/414m5$Build-9788</meta:generator>
    <meta:document-statistic meta:table-count="0" meta:image-count="0" meta:object-count="0" meta:page-count="4" meta:paragraph-count="61" meta:word-count="1089" meta:character-count="8096"/>
  </office:meta>
</office:document-meta>
</file>